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middle" draw:auto-grow-height="false" fo:padding-top="0.108cm" fo:padding-bottom="0cm" fo:padding-left="0cm" fo:padding-right="0cm" fo:wrap-option="wrap"/>
    </style:style>
    <style:style style:name="gr2" style:family="graphic" style:parent-style-name="standard">
      <style:graphic-properties draw:stroke="none" svg:stroke-width="0.026cm" draw:stroke-linejoin="round" draw:fill="none" draw:textarea-vertical-align="middle" draw:auto-grow-height="false" fo:padding-top="0.078cm" fo:padding-bottom="0cm" fo:padding-left="0cm" fo:padding-right="0cm" fo:wrap-option="wrap"/>
    </style:style>
    <style:style style:name="gr3" style:family="graphic" style:parent-style-name="standard">
      <style:graphic-properties draw:stroke="none" svg:stroke-width="0.026cm" draw:stroke-linejoin="round" draw:fill="none" draw:textarea-vertical-align="bottom" draw:auto-grow-height="false" fo:padding-top="0cm" fo:padding-bottom="0cm" fo:padding-left="0cm" fo:padding-right="0cm" fo:wrap-option="wrap"/>
    </style:style>
    <style:style style:name="gr4" style:family="graphic">
      <style:graphic-properties style:protect="size"/>
    </style:style>
    <style:style style:name="gr5" style:family="graphic" style:parent-style-name="standard">
      <style:graphic-properties draw:stroke="none" svg:stroke-width="0.026cm" draw:stroke-linejoin="round" draw:fill="none" draw:textarea-vertical-align="top" draw:auto-grow-height="false" fo:padding-top="0.071cm" fo:padding-bottom="0cm" fo:padding-left="0cm" fo:padding-right="0cm" fo:wrap-option="wrap"/>
    </style:style>
    <style:style style:name="gr6" style:family="graphic" style:parent-style-name="standard">
      <style:graphic-properties draw:stroke="none" svg:stroke-width="0.026cm" draw:stroke-linejoin="round" draw:fill="none" draw:textarea-vertical-align="top" draw:auto-grow-height="false" fo:padding-top="0.078cm" fo:padding-bottom="0cm" fo:padding-left="0cm" fo:padding-right="0cm" fo:wrap-option="wrap"/>
    </style:style>
    <style:style style:name="gr7" style:family="graphic" style:parent-style-name="standard">
      <style:graphic-properties draw:stroke="none" svg:stroke-width="0.026cm" draw:stroke-linejoin="round" draw:fill="none" draw:textarea-vertical-align="top" draw:auto-grow-height="false" fo:padding-top="0.119cm" fo:padding-bottom="0cm" fo:padding-left="0cm" fo:padding-right="0cm" fo:wrap-option="wrap"/>
    </style:style>
    <style:style style:name="pr1" style:family="presentation" style:parent-style-name="Standard-backgroundobjects">
      <style:graphic-properties draw:stroke="none" draw:fill="none" draw:fill-color="#ffffff" draw:textarea-vertical-align="top" draw:auto-grow-height="false" fo:min-height="13.364cm" fo:padding-top="0.254cm" fo:padding-bottom="0.127cm" fo:padding-left="0.254cm" fo:padding-right="0.254cm" fo:wrap-option="wrap"/>
    </style:style>
    <style:style style:name="pr2" style:family="presentation" style:parent-style-name="Standard-notes">
      <style:graphic-properties draw:stroke="none" draw:fill="none" draw:fill-color="#ffffff" draw:textarea-vertical-align="middle" draw:auto-grow-height="false" fo:min-height="13.364cm" fo:padding-top="0.254cm" fo:padding-bottom="0.127cm" fo:padding-left="0.254cm" fo:padding-right="0.254cm" fo:wrap-option="no-wrap"/>
    </style:style>
    <style:style style:name="P1" style:family="paragraph">
      <style:paragraph-properties fo:margin-left="0cm" fo:margin-right="0cm" fo:margin-top="0cm" fo:margin-bottom="0cm" fo:line-height="93%" fo:text-align="center" fo:text-indent="0cm" style:punctuation-wrap="hanging">
        <style:tab-stops>
          <style:tab-stop style:position="0cm"/>
          <style:tab-stop style:position="1.243cm"/>
          <style:tab-stop style:position="2.491cm"/>
          <style:tab-stop style:position="3.739cm"/>
          <style:tab-stop style:position="4.987cm"/>
          <style:tab-stop style:position="6.235cm"/>
          <style:tab-stop style:position="7.483cm"/>
          <style:tab-stop style:position="8.73cm"/>
          <style:tab-stop style:position="9.978cm"/>
          <style:tab-stop style:position="11.226cm"/>
          <style:tab-stop style:position="12.474cm"/>
          <style:tab-stop style:position="13.722cm"/>
          <style:tab-stop style:position="14.969cm"/>
          <style:tab-stop style:position="16.217cm"/>
          <style:tab-stop style:position="17.465cm"/>
          <style:tab-stop style:position="18.713cm"/>
          <style:tab-stop style:position="19.961cm"/>
          <style:tab-stop style:position="21.209cm"/>
          <style:tab-stop style:position="22.456cm"/>
          <style:tab-stop style:position="23.704cm"/>
          <style:tab-stop style:position="24.952cm"/>
        </style:tab-stops>
      </style:paragraph-properties>
      <style:text-properties fo:hyphenate="false"/>
    </style:style>
    <style:style style:name="P2" style:family="paragraph">
      <style:paragraph-properties style:font-independent-line-spacing="true"/>
      <style:text-properties fo:font-size="18pt"/>
    </style:style>
    <style:style style:name="P3" style:family="paragraph">
      <style:paragraph-properties fo:margin-top="0cm" fo:margin-bottom="0cm" fo:line-height="93%" fo:text-align="start" style:punctuation-wrap="simple"/>
      <style:text-properties fo:font-size="14pt" style:font-size-asian="14pt" style:font-size-complex="14pt"/>
    </style:style>
    <style:style style:name="P4" style:family="paragraph">
      <style:paragraph-properties fo:text-align="end" style:font-independent-line-spacing="true"/>
      <style:text-properties fo:font-size="18pt" style:font-size-asian="14pt" style:font-size-complex="14pt"/>
    </style:style>
    <style:style style:name="P5" style:family="paragraph">
      <style:paragraph-properties fo:margin-top="0cm" fo:margin-bottom="0cm" fo:line-height="93%" fo:text-align="end" style:punctuation-wrap="simpl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style>
    <style:style style:name="P6" style:family="paragraph">
      <style:paragraph-properties fo:margin-left="1.195cm" fo:margin-right="0cm" fo:margin-top="0cm" fo:margin-bottom="0.503cm" fo:line-height="83%" fo:text-align="start" fo:text-indent="0cm" style:punctuation-wrap="hanging">
        <style:tab-stops>
          <style:tab-stop style:position="1.195cm"/>
          <style:tab-stop style:position="1.486cm"/>
          <style:tab-stop style:position="2.734cm"/>
          <style:tab-stop style:position="3.982cm"/>
          <style:tab-stop style:position="5.229cm"/>
          <style:tab-stop style:position="6.477cm"/>
          <style:tab-stop style:position="7.725cm"/>
          <style:tab-stop style:position="8.973cm"/>
          <style:tab-stop style:position="10.221cm"/>
          <style:tab-stop style:position="11.469cm"/>
          <style:tab-stop style:position="12.716cm"/>
          <style:tab-stop style:position="13.964cm"/>
          <style:tab-stop style:position="15.212cm"/>
          <style:tab-stop style:position="16.46cm"/>
          <style:tab-stop style:position="17.708cm"/>
          <style:tab-stop style:position="18.955cm"/>
          <style:tab-stop style:position="20.203cm"/>
          <style:tab-stop style:position="21.451cm"/>
          <style:tab-stop style:position="22.699cm"/>
          <style:tab-stop style:position="23.947cm"/>
          <style:tab-stop style:position="25.195cm"/>
        </style:tab-stops>
      </style:paragraph-properties>
      <style:text-properties fo:hyphenate="false"/>
    </style:style>
    <style:style style:name="P7" style:family="paragraph">
      <style:paragraph-properties fo:margin-left="1.195cm" fo:margin-right="0cm" fo:margin-top="0cm" fo:margin-bottom="0.503cm" fo:line-height="93%" fo:text-align="start" fo:text-indent="0cm" style:punctuation-wrap="hanging">
        <style:tab-stops>
          <style:tab-stop style:position="1.195cm"/>
          <style:tab-stop style:position="1.486cm"/>
          <style:tab-stop style:position="2.734cm"/>
          <style:tab-stop style:position="3.982cm"/>
          <style:tab-stop style:position="5.229cm"/>
          <style:tab-stop style:position="6.477cm"/>
          <style:tab-stop style:position="7.725cm"/>
          <style:tab-stop style:position="8.973cm"/>
          <style:tab-stop style:position="10.221cm"/>
          <style:tab-stop style:position="11.469cm"/>
          <style:tab-stop style:position="12.716cm"/>
          <style:tab-stop style:position="13.964cm"/>
          <style:tab-stop style:position="15.212cm"/>
          <style:tab-stop style:position="16.46cm"/>
          <style:tab-stop style:position="17.708cm"/>
          <style:tab-stop style:position="18.955cm"/>
          <style:tab-stop style:position="20.203cm"/>
          <style:tab-stop style:position="21.451cm"/>
          <style:tab-stop style:position="22.699cm"/>
          <style:tab-stop style:position="23.947cm"/>
          <style:tab-stop style:position="25.195cm"/>
        </style:tab-stops>
      </style:paragraph-properties>
      <style:text-properties fo:hyphenate="false"/>
    </style:style>
    <style:style style:name="P8" style:family="paragraph">
      <style:paragraph-properties fo:margin-left="0cm" fo:margin-right="0cm" fo:margin-top="0cm" fo:margin-bottom="0.503cm" fo:line-height="93%" fo:text-align="start" fo:text-indent="0cm" style:punctuation-wrap="hanging">
        <style:tab-stops>
          <style:tab-stop style:position="1.195cm"/>
          <style:tab-stop style:position="1.486cm"/>
          <style:tab-stop style:position="2.734cm"/>
          <style:tab-stop style:position="3.982cm"/>
          <style:tab-stop style:position="5.229cm"/>
          <style:tab-stop style:position="6.477cm"/>
          <style:tab-stop style:position="7.725cm"/>
          <style:tab-stop style:position="8.973cm"/>
          <style:tab-stop style:position="10.221cm"/>
          <style:tab-stop style:position="11.469cm"/>
          <style:tab-stop style:position="12.716cm"/>
          <style:tab-stop style:position="13.964cm"/>
          <style:tab-stop style:position="15.212cm"/>
          <style:tab-stop style:position="16.46cm"/>
          <style:tab-stop style:position="17.708cm"/>
          <style:tab-stop style:position="18.955cm"/>
          <style:tab-stop style:position="20.203cm"/>
          <style:tab-stop style:position="21.451cm"/>
          <style:tab-stop style:position="22.699cm"/>
          <style:tab-stop style:position="23.947cm"/>
          <style:tab-stop style:position="25.195cm"/>
        </style:tab-stops>
      </style:paragraph-properties>
      <style:text-properties fo:hyphenate="false"/>
    </style:style>
    <style:style style:name="P9" style:family="paragraph">
      <style:paragraph-properties fo:margin-left="0cm" fo:margin-right="0cm" fo:margin-top="0cm" fo:margin-bottom="0.503cm" fo:line-height="83%" fo:text-align="start" fo:text-indent="0cm" style:punctuation-wrap="hanging">
        <style:tab-stops>
          <style:tab-stop style:position="1.195cm"/>
          <style:tab-stop style:position="1.486cm"/>
          <style:tab-stop style:position="2.734cm"/>
          <style:tab-stop style:position="3.982cm"/>
          <style:tab-stop style:position="5.229cm"/>
          <style:tab-stop style:position="6.477cm"/>
          <style:tab-stop style:position="7.725cm"/>
          <style:tab-stop style:position="8.973cm"/>
          <style:tab-stop style:position="10.221cm"/>
          <style:tab-stop style:position="11.469cm"/>
          <style:tab-stop style:position="12.716cm"/>
          <style:tab-stop style:position="13.964cm"/>
          <style:tab-stop style:position="15.212cm"/>
          <style:tab-stop style:position="16.46cm"/>
          <style:tab-stop style:position="17.708cm"/>
          <style:tab-stop style:position="18.955cm"/>
          <style:tab-stop style:position="20.203cm"/>
          <style:tab-stop style:position="21.451cm"/>
          <style:tab-stop style:position="22.699cm"/>
          <style:tab-stop style:position="23.947cm"/>
          <style:tab-stop style:position="25.195cm"/>
        </style:tab-stops>
      </style:paragraph-properties>
      <style:text-properties fo:hyphenate="false"/>
    </style:style>
    <style:style style:name="P10" style:family="paragraph">
      <style:paragraph-properties fo:margin-left="1.195cm" fo:margin-right="0cm" fo:margin-top="0cm" fo:margin-bottom="0.503cm" fo:line-height="93%" fo:text-align="start" fo:text-indent="-0.898cm" style:punctuation-wrap="hanging">
        <style:tab-stops>
          <style:tab-stop style:position="1.195cm"/>
          <style:tab-stop style:position="1.486cm"/>
          <style:tab-stop style:position="2.734cm"/>
          <style:tab-stop style:position="3.982cm"/>
          <style:tab-stop style:position="5.229cm"/>
          <style:tab-stop style:position="6.477cm"/>
          <style:tab-stop style:position="7.725cm"/>
          <style:tab-stop style:position="8.973cm"/>
          <style:tab-stop style:position="10.221cm"/>
          <style:tab-stop style:position="11.469cm"/>
          <style:tab-stop style:position="12.716cm"/>
          <style:tab-stop style:position="13.964cm"/>
          <style:tab-stop style:position="15.212cm"/>
          <style:tab-stop style:position="16.46cm"/>
          <style:tab-stop style:position="17.708cm"/>
          <style:tab-stop style:position="18.955cm"/>
          <style:tab-stop style:position="20.203cm"/>
          <style:tab-stop style:position="21.451cm"/>
          <style:tab-stop style:position="22.699cm"/>
          <style:tab-stop style:position="23.947cm"/>
          <style:tab-stop style:position="25.195cm"/>
        </style:tab-stops>
      </style:paragraph-properties>
      <style:text-properties fo:hyphenate="false"/>
    </style:style>
    <style:style style:name="P11" style:family="paragraph">
      <style:paragraph-properties fo:margin-left="1.195cm" fo:margin-right="0cm" fo:margin-top="0cm" fo:margin-bottom="0.503cm" fo:line-height="93%" fo:text-align="center" fo:text-indent="-0.898cm" style:punctuation-wrap="hanging">
        <style:tab-stops>
          <style:tab-stop style:position="1.195cm"/>
          <style:tab-stop style:position="1.486cm"/>
          <style:tab-stop style:position="2.734cm"/>
          <style:tab-stop style:position="3.982cm"/>
          <style:tab-stop style:position="5.229cm"/>
          <style:tab-stop style:position="6.477cm"/>
          <style:tab-stop style:position="7.725cm"/>
          <style:tab-stop style:position="8.973cm"/>
          <style:tab-stop style:position="10.221cm"/>
          <style:tab-stop style:position="11.469cm"/>
          <style:tab-stop style:position="12.716cm"/>
          <style:tab-stop style:position="13.964cm"/>
          <style:tab-stop style:position="15.212cm"/>
          <style:tab-stop style:position="16.46cm"/>
          <style:tab-stop style:position="17.708cm"/>
          <style:tab-stop style:position="18.955cm"/>
          <style:tab-stop style:position="20.203cm"/>
          <style:tab-stop style:position="21.451cm"/>
          <style:tab-stop style:position="22.699cm"/>
          <style:tab-stop style:position="23.947cm"/>
          <style:tab-stop style:position="25.195cm"/>
        </style:tab-stops>
      </style:paragraph-properties>
      <style:text-properties fo:hyphenate="false"/>
    </style:style>
    <style:style style:name="P12" style:family="paragraph">
      <style:paragraph-properties fo:margin-left="0.952cm" fo:margin-right="0cm" fo:margin-top="0cm" fo:margin-bottom="0.503cm" fo:line-height="83%" fo:text-align="start" fo:text-indent="-0.947cm" style:punctuation-wrap="hanging">
        <style:tab-stops>
          <style:tab-stop style:position="0.952cm"/>
          <style:tab-stop style:position="1.243cm"/>
          <style:tab-stop style:position="2.491cm"/>
          <style:tab-stop style:position="3.739cm"/>
          <style:tab-stop style:position="4.987cm"/>
          <style:tab-stop style:position="6.235cm"/>
          <style:tab-stop style:position="7.483cm"/>
          <style:tab-stop style:position="8.73cm"/>
          <style:tab-stop style:position="9.978cm"/>
          <style:tab-stop style:position="11.226cm"/>
          <style:tab-stop style:position="12.474cm"/>
          <style:tab-stop style:position="13.722cm"/>
          <style:tab-stop style:position="14.969cm"/>
          <style:tab-stop style:position="16.217cm"/>
          <style:tab-stop style:position="17.465cm"/>
          <style:tab-stop style:position="18.713cm"/>
          <style:tab-stop style:position="19.961cm"/>
          <style:tab-stop style:position="21.209cm"/>
          <style:tab-stop style:position="22.456cm"/>
          <style:tab-stop style:position="23.704cm"/>
          <style:tab-stop style:position="24.952cm"/>
        </style:tab-stops>
      </style:paragraph-properties>
      <style:text-properties fo:hyphenate="false"/>
    </style:style>
    <style:style style:name="P13" style:family="paragraph">
      <style:paragraph-properties fo:margin-left="0.952cm" fo:margin-right="0cm" fo:margin-top="0cm" fo:margin-bottom="0.503cm" fo:line-height="93%" fo:text-align="start" fo:text-indent="-0.947cm" style:punctuation-wrap="hanging">
        <style:tab-stops>
          <style:tab-stop style:position="0.952cm"/>
          <style:tab-stop style:position="1.243cm"/>
          <style:tab-stop style:position="2.491cm"/>
          <style:tab-stop style:position="3.739cm"/>
          <style:tab-stop style:position="4.987cm"/>
          <style:tab-stop style:position="6.235cm"/>
          <style:tab-stop style:position="7.483cm"/>
          <style:tab-stop style:position="8.73cm"/>
          <style:tab-stop style:position="9.978cm"/>
          <style:tab-stop style:position="11.226cm"/>
          <style:tab-stop style:position="12.474cm"/>
          <style:tab-stop style:position="13.722cm"/>
          <style:tab-stop style:position="14.969cm"/>
          <style:tab-stop style:position="16.217cm"/>
          <style:tab-stop style:position="17.465cm"/>
          <style:tab-stop style:position="18.713cm"/>
          <style:tab-stop style:position="19.961cm"/>
          <style:tab-stop style:position="21.209cm"/>
          <style:tab-stop style:position="22.456cm"/>
          <style:tab-stop style:position="23.704cm"/>
          <style:tab-stop style:position="24.952cm"/>
        </style:tab-stops>
      </style:paragraph-properties>
      <style:text-properties fo:hyphenate="false"/>
    </style:style>
    <style:style style:name="T1" style:family="text">
      <style:text-properties fo:color="#000000" style:text-line-through-style="none" fo:font-family="Helvetica" fo:font-size="44pt"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color="#000000" style:text-line-through-style="none" fo:font-family="Helvetica" fo:font-size="32pt"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color="#ffffff" style:text-line-through-style="none" fo:font-family="Arial" fo:font-size="24pt" fo:font-style="normal" style:text-underline-style="none" fo:font-weight="normal" style:font-family-asian="+mn-ea" style:font-size-asian="24pt" style:font-style-asian="normal" style:font-weight-asian="normal" style:font-family-complex="+mn-cs" style:font-size-complex="24pt" style:font-style-complex="normal" style:font-weight-complex="normal"/>
    </style:style>
    <style:style style:name="T4" style:family="text">
      <style:text-properties fo:color="#000000" style:text-line-through-style="none" fo:font-family="'Times New Roman'" fo:font-size="14pt" fo:font-style="normal" style:text-underline-style="none" fo:font-weight="normal" style:font-family-asian="msmincho" style:font-size-asian="14pt" style:font-style-asian="normal" style:font-weight-asian="normal" style:font-family-complex="msmincho" style:font-size-complex="14pt" style:font-style-complex="normal" style:font-weight-complex="normal"/>
    </style:style>
    <style:style style:name="T5" style:family="text">
      <style:text-properties fo:color="#000000" style:text-line-through-style="none" fo:font-family="Helvetica" fo:font-size="20pt" fo:font-style="normal" style:text-underline-style="none" fo:font-weight="normal" style:font-family-asian="Tahoma" style:font-size-asian="20pt" style:font-style-asian="normal" style:font-weight-asian="normal" style:font-family-complex="Tahoma" style:font-size-complex="20pt" style:font-style-complex="normal" style:font-weight-complex="normal"/>
    </style:style>
    <style:style style:name="T6" style:family="text">
      <style:text-properties fo:color="#000000" style:text-line-through-style="none" fo:font-family="Calibri" fo:font-size="44pt" fo:font-style="normal" style:text-underline-style="none" fo:font-weight="normal" style:font-size-asian="44pt" style:font-style-asian="normal" style:font-weight-asian="normal" style:font-size-complex="44pt" style:font-style-complex="normal" style:font-weight-complex="normal"/>
    </style:style>
    <style:style style:name="T7" style:family="text">
      <style:text-properties fo:color="#000000" style:text-line-through-style="none" fo:font-family="Helvetica, Arial" style:font-family-generic="swiss" fo:font-size="18pt" fo:font-style="normal" style:text-underline-style="none" fo:font-weight="normal" style:font-family-asian="Tahoma" style:font-size-asian="18pt" style:font-style-asian="normal" style:font-weight-asian="normal" style:font-family-complex="Tahoma" style:font-size-complex="18pt" style:font-style-complex="normal" style:font-weight-complex="normal"/>
    </style:style>
    <style:style style:name="T8" style:family="text">
      <style:text-properties fo:color="#000000" style:text-line-through-style="none" fo:font-family="Courier" fo:font-size="18pt" fo:font-style="italic" style:text-underline-style="none" fo:font-weight="normal" style:font-family-asian="Tahoma" style:font-size-asian="18pt" style:font-style-asian="italic" style:font-weight-asian="normal" style:font-family-complex="Tahoma" style:font-size-complex="18pt" style:font-style-complex="italic" style:font-weight-complex="normal"/>
    </style:style>
    <style:style style:name="T9" style:family="text">
      <style:text-properties fo:color="#000000" style:text-line-through-style="none" fo:font-family="Helvetica" fo:font-size="18pt" fo:font-style="normal" style:text-underline-style="none" fo:font-weight="normal" style:font-family-asian="Tahoma" style:font-size-asian="18pt" style:font-style-asian="normal" style:font-weight-asian="normal" style:font-family-complex="Tahoma" style:font-size-complex="18pt" style:font-style-complex="normal" style:font-weight-complex="normal"/>
    </style:style>
    <style:style style:name="T10" style:family="text">
      <style:text-properties fo:color="#000000" style:text-line-through-style="none" fo:font-family="Helvetica" fo:font-size="18pt" fo:font-style="italic" style:text-underline-style="none" fo:font-weight="normal" style:font-family-asian="Tahoma" style:font-size-asian="18pt" style:font-style-asian="italic" style:font-weight-asian="normal" style:font-family-complex="Tahoma" style:font-size-complex="18pt" style:font-style-complex="italic" style:font-weight-complex="normal"/>
    </style:style>
    <style:style style:name="T11" style:family="text">
      <style:text-properties fo:color="#000000" style:text-line-through-style="none" fo:font-family="Calibri" fo:font-size="32pt" fo:font-style="normal" style:text-underline-style="none" fo:font-weight="normal" style:font-size-asian="32pt" style:font-style-asian="normal" style:font-weight-asian="normal" style:font-size-complex="32pt" style:font-style-complex="normal" style:font-weight-complex="normal"/>
    </style:style>
    <style:style style:name="T12" style:family="text">
      <style:text-properties fo:color="#000000" style:text-line-through-style="none" fo:font-family="Calibri" fo:font-size="20pt" fo:font-style="normal" style:text-underline-style="none" fo:font-weight="normal" style:font-size-asian="20pt" style:font-style-asian="normal" style:font-weight-asian="normal" style:font-size-complex="20pt" style:font-style-complex="normal" style:font-weight-complex="normal"/>
    </style:style>
    <style:style style:name="T13" style:family="text">
      <style:text-properties fo:color="#000000" style:text-line-through-style="none" fo:font-family="Helvetica" fo:font-size="20pt" fo:font-style="normal" style:text-underline-style="none" fo:font-weight="bold" style:font-size-asian="20pt" style:font-style-asian="normal" style:font-weight-asian="bold" style:font-size-complex="20pt" style:font-style-complex="normal" style:font-weight-complex="bold"/>
    </style:style>
    <style:style style:name="T14" style:family="text">
      <style:text-properties fo:color="#000000" style:text-line-through-style="none" fo:font-family="Helvetica" fo:font-size="20pt" fo:font-style="normal" style:text-underline-style="none" fo:font-weight="normal" style:font-size-asian="20pt" style:font-style-asian="normal" style:font-weight-asian="normal" style:font-size-complex="20pt" style:font-style-complex="normal" style:font-weight-complex="normal"/>
    </style:style>
    <style:style style:name="T15" style:family="text">
      <style:text-properties fo:color="#000000" style:text-line-through-style="none" fo:font-family="Helvetica, Arial" style:font-family-generic="swiss" fo:font-size="20pt" fo:font-style="normal" style:text-underline-style="none" fo:font-weight="bold" style:font-size-asian="20pt" style:font-style-asian="normal" style:font-weight-asian="bold" style:font-size-complex="20pt" style:font-style-complex="normal" style:font-weight-complex="bold"/>
    </style:style>
    <style:style style:name="T16" style:family="text">
      <style:text-properties fo:color="#000000" style:text-line-through-style="none" fo:font-family="Helvetica, Arial" style:font-family-generic="swiss" fo:font-size="20pt" fo:font-style="normal" style:text-underline-style="none" fo:font-weight="normal" style:font-size-asian="20pt" style:font-style-asian="normal" style:font-weight-asian="normal" style:font-size-complex="20pt" style:font-style-complex="normal" style:font-weight-complex="normal"/>
    </style:style>
    <style:style style:name="T17" style:family="text">
      <style:text-properties fo:color="#000000" style:text-line-through-style="none" fo:font-family="Calibri" fo:font-size="20pt" fo:font-style="normal" style:text-underline-style="none" fo:font-weight="bold" style:font-size-asian="20pt" style:font-style-asian="normal" style:font-weight-asian="bold" style:font-size-complex="20pt" style:font-style-complex="normal" style:font-weight-complex="bold"/>
    </style:style>
    <style:style style:name="T18" style:family="text">
      <style:text-properties fo:color="#000000" style:text-line-through-style="none" fo:font-family="Helvetica, Arial" style:font-family-generic="swiss" fo:font-size="20pt" fo:font-style="normal" style:text-underline-style="none" fo:font-weight="normal" style:font-family-asian="Albany, Arial" style:font-pitch-asian="fixed" style:font-size-asian="20pt" style:font-style-asian="normal" style:font-weight-asian="normal" style:font-family-complex="Albany, Arial" style:font-family-generic-complex="roman" style:font-size-complex="20pt" style:font-style-complex="normal" style:font-weight-complex="normal"/>
    </style:style>
    <style:style style:name="T19" style:family="text">
      <style:text-properties fo:color="#000000" style:text-line-through-style="none" fo:font-family="Calibri" fo:font-size="16pt" fo:font-style="normal" style:text-underline-style="none" fo:font-weight="normal" style:font-size-asian="16pt" style:font-style-asian="normal" style:font-weight-asian="normal" style:font-size-complex="16pt" style:font-style-complex="normal" style:font-weight-complex="normal"/>
    </style:style>
    <style:style style:name="T20" style:family="text">
      <style:text-properties fo:color="#000000" style:text-line-through-style="none" fo:font-family="Calibri" fo:font-size="16pt" fo:font-style="italic" style:text-underline-style="none" fo:font-weight="normal" style:font-size-asian="16pt" style:font-style-asian="italic" style:font-weight-asian="normal" style:font-size-complex="16pt" style:font-style-complex="italic" style:font-weight-complex="normal"/>
    </style:style>
    <style:style style:name="T21" style:family="text">
      <style:text-properties fo:color="#000000" style:text-line-through-style="none" fo:font-family="Courier" fo:font-size="16pt" fo:font-style="italic" style:text-underline-style="none" fo:font-weight="normal" style:font-size-asian="16pt" style:font-style-asian="italic" style:font-weight-asian="normal" style:font-size-complex="16pt" style:font-style-complex="italic" style:font-weight-complex="normal"/>
    </style:style>
    <text:list-style style:name="L1">
      <text:list-level-style-bullet text:level="1" text:bullet-char="●">
        <style:list-level-properties/>
        <style:text-properties fo:font-family="'Times New Roman'" style:font-family-generic="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Times New Roman'" style:font-family-generic="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Times New Roman'" style:font-family-generic="roman"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1.195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1.195cm"/>
        <style:text-properties fo:font-family="'Times New Roman'" style:font-family-generic="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1">
        <style:list-level-properties text:space-before="1.196cm" text:min-label-width="0.63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1">
        <style:list-level-properties text:space-before="1.196cm" text:min-label-width="0.634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297cm" text:min-label-width="0.898cm"/>
        <style:text-properties fo:font-family="Wingdings"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297cm" text:min-label-width="0.898cm"/>
        <style:text-properties fo:font-family="'Times New Roman'" style:font-family-generic="roman"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draw:custom-shape draw:name="Text Box 1" draw:style-name="gr1" draw:text-style-name="P2" draw:layer="layout" svg:width="23.913cm" svg:height="3.505cm" svg:x="2.059cm" svg:y="1.945cm">
          <text:p text:style-name="P1"><text:span text:style-name="T1">Stendhal</text:span></text:p>
          <draw:enhanced-geometry svg:viewBox="0 0 21600 21600" draw:type="rectangle" draw:enhanced-path="M 0 0 L 21600 0 21600 21600 0 21600 0 0 Z N"/>
        </draw:custom-shape>
        <draw:custom-shape draw:name="Text Box 2" draw:style-name="gr2" draw:text-style-name="P2" draw:layer="layout" svg:width="23.384cm" svg:height="10.635cm" svg:x="3.113cm" svg:y="6.002cm">
          <text:p text:style-name="P1"><text:span text:style-name="T2">NPC Conversation Parser</text:span></text:p>
          <draw:enhanced-geometry svg:viewBox="0 0 21600 21600" draw:type="rectangle" draw:enhanced-path="M 0 0 L 21600 0 21600 21600 0 21600 0 0 Z N"/>
        </draw:custom-shape>
        <presentation:notes draw:style-name="dp2">
          <draw:frame draw:name="Rectangle 7" presentation:style-name="pr1" draw:text-style-name="P4" draw:layer="layout" svg:width="0.001cm" svg:height="0.001cm" svg:x="0cm" svg:y="0cm" presentation:class="page-number">
            <draw:text-box>
              <text:p text:style-name="P3"><text:span text:style-name="T3"><text:page-number>&lt;Nummer&gt;</text:page-number></text:span></text:p>
            </draw:text-box>
          </draw:frame>
          <draw:custom-shape draw:name="Text Box 1" draw:style-name="gr3" draw:text-style-name="P2" draw:layer="layout" svg:width="9.109cm" svg:height="1.481cm" svg:x="11.884cm" svg:y="28.213cm">
            <text:p text:style-name="P5"><text:span text:style-name="T4"><text:page-number>&lt;Nummer&gt;</text:page-number></text:span></text:p>
            <draw:enhanced-geometry svg:viewBox="0 0 21600 21600" draw:type="rectangle" draw:enhanced-path="M 0 0 L 21600 0 21600 21600 0 21600 0 0 Z N"/>
          </draw:custom-shape>
          <draw:page-thumbnail draw:name="Text Box 2" draw:style-name="gr4" draw:layer="layout" svg:width="14.847cm" svg:height="11.134cm" svg:x="3.074cm" svg:y="2.258cm" draw:page-number="1" presentation:class="page"/>
          <draw:frame draw:name="Text Box 3" presentation:style-name="pr2" draw:text-style-name="P2" draw:layer="layout" svg:width="16.796cm" svg:height="13.36cm" svg:x="2.099cm" svg:y="14.107cm" presentation:class="notes" presentation:user-transformed="true">
            <draw:text-box>
              <text:p/>
            </draw:text-box>
          </draw:frame>
        </presentation:notes>
      </draw:page>
      <draw:page draw:name="page2" draw:style-name="dp1" draw:master-page-name="Standard">
        <draw:custom-shape draw:name="Text Box 1" draw:style-name="gr1" draw:text-style-name="P2" draw:layer="layout" svg:width="25.201cm" svg:height="3.505cm" svg:x="1.398cm" svg:y="0.838cm">
          <text:p text:style-name="P1"><text:span text:style-name="T1">Conversation Parser - what is it?</text:span></text:p>
          <draw:enhanced-geometry svg:viewBox="0 0 21600 21600" draw:type="rectangle" draw:enhanced-path="M 0 0 L 21600 0 21600 21600 0 21600 0 0 Z N"/>
        </draw:custom-shape>
        <draw:custom-shape draw:name="Text Box 2" draw:style-name="gr5" draw:text-style-name="P2" draw:layer="layout" svg:width="25.201cm" svg:height="13.859cm" svg:x="1.402cm" svg:y="4.912cm">
          <text:p text:style-name="P6"><text:span text:style-name="T5"/></text:p>
          <text:p text:style-name="P6"><text:span text:style-name="T5">Stendhal is a multi player game, in which each user is represented by a character. Additionally there are also so called “non character players” (NPCs) in the world, which are used in the quests to give the players tasks to be solved. They react on textual user input. This input can be simple keywords like e.g. “hi” or “task”. To make the conversation between players and NPCs more flexible, the NPC Conversation Parser was invented. Its aim is, to go beyond simple keywords and the very constrained, previous imperative syntax.</text:span></text:p>
          <text:p text:style-name="P7"><text:span text:style-name="T5"/></text:p>
          <text:p text:style-name="P8"><text:span text:style-name="T5"/></text:p>
          <text:p text:style-name="P8"><text:span text:style-name="T5"/></text:p>
          <text:p text:style-name="P8"><text:span text:style-name="T5"/></text:p>
          <text:p text:style-name="P6"><text:span text:style-name="T5"/></text:p>
          <text:p text:style-name="P6"><text:span text:style-name="T5"/></text:p>
          <draw:enhanced-geometry svg:viewBox="0 0 21600 21600" draw:type="rectangle" draw:enhanced-path="M 0 0 L 21600 0 21600 21600 0 21600 0 0 Z N"/>
        </draw:custom-shape>
        <presentation:notes draw:style-name="dp2">
          <draw:frame draw:name="Rectangle 7" presentation:style-name="pr1" draw:text-style-name="P4" draw:layer="layout" svg:width="0.001cm" svg:height="0.001cm" svg:x="0cm" svg:y="0cm" presentation:class="page-number">
            <draw:text-box>
              <text:p text:style-name="P3"><text:span text:style-name="T3"><text:page-number>&lt;Nummer&gt;</text:page-number></text:span></text:p>
            </draw:text-box>
          </draw:frame>
          <draw:custom-shape draw:name="Text Box 1" draw:style-name="gr3" draw:text-style-name="P2" draw:layer="layout" svg:width="9.109cm" svg:height="1.481cm" svg:x="11.884cm" svg:y="28.213cm">
            <text:p text:style-name="P5"><text:span text:style-name="T4"><text:page-number>&lt;Nummer&gt;</text:page-number></text:span></text:p>
            <draw:enhanced-geometry svg:viewBox="0 0 21600 21600" draw:type="rectangle" draw:enhanced-path="M 0 0 L 21600 0 21600 21600 0 21600 0 0 Z N"/>
          </draw:custom-shape>
          <draw:page-thumbnail draw:name="Text Box 2" draw:style-name="gr4" draw:layer="layout" svg:width="14.847cm" svg:height="11.134cm" svg:x="3.074cm" svg:y="2.258cm" draw:page-number="2" presentation:class="page"/>
          <draw:frame draw:name="Text Box 3" presentation:style-name="pr2" draw:text-style-name="P2" draw:layer="layout" svg:width="16.796cm" svg:height="13.36cm" svg:x="2.099cm" svg:y="14.107cm" presentation:class="notes" presentation:user-transformed="true">
            <draw:text-box>
              <text:p/>
            </draw:text-box>
          </draw:frame>
        </presentation:notes>
      </draw:page>
      <draw:page draw:name="page3" draw:style-name="dp1" draw:master-page-name="Standard">
        <draw:custom-shape draw:name="Text Box 1" draw:style-name="gr1" draw:text-style-name="P2" draw:layer="layout" svg:width="25.201cm" svg:height="3.505cm" svg:x="1.398cm" svg:y="0.838cm">
          <text:p text:style-name="P1"><text:span text:style-name="T6">Advantages</text:span></text:p>
          <draw:enhanced-geometry svg:viewBox="0 0 21600 21600" draw:type="rectangle" draw:enhanced-path="M 0 0 L 21600 0 21600 21600 0 21600 0 0 Z N"/>
        </draw:custom-shape>
        <draw:custom-shape draw:name="Text Box 2" draw:style-name="gr5" draw:text-style-name="P2" draw:layer="layout" svg:width="25.201cm" svg:height="13.859cm" svg:x="1.402cm" svg:y="4.912cm">
          <text:p text:style-name="P6"><text:span text:style-name="T7"/></text:p>
          <text:p text:style-name="P6"><text:span text:style-name="T7">Work is going on to make conversation with virtual in game characters (NPCs) more flexible.</text:span></text:p>
          <text:p text:style-name="P6"><text:span text:style-name="T7">Previously NPCs could only understand a very limited amount of predefined commands like for example "</text:span><text:span text:style-name="T8">buy banana</text:span><text:span text:style-name="T7">".</text:span></text:p>
          <text:p text:style-name="P6"><text:span text:style-name="T7">They should also be capable to understand sentences, which are worded in a more natural way of language.</text:span></text:p>
          <text:p text:style-name="P6"><text:span text:style-name="T7">In release 0.65 the server code was already able to parse expressions containing verbal amounts with singular and plural nouns like "</text:span><text:span text:style-name="T8">buy two bananas</text:span><text:span text:style-name="T7">”.</text:span></text:p>
          <text:p text:style-name="P6"><text:span text:style-name="T7">Now conversation parser can understand sentences like "</text:span><text:span text:style-name="T8">Can you give me three bananas, please?</text:span><text:span text:style-name="T7">". To achieve this, parsing is based on a list of known words with associated word types. If an user speaks to a NPC, the sentences are parsed into grammatical expressions like "</text:span><text:span text:style-name="T8">SUBJECT VERB OBJECT</text:span><text:span text:style-name="T7">”. Further work will match this information with predefined expressions to model the character response.</text:span></text:p>
          <text:p text:style-name="P6"><text:span text:style-name="T7"/></text:p>
          <text:p text:style-name="P6"><text:span text:style-name="T7"/></text:p>
          <draw:enhanced-geometry svg:viewBox="0 0 21600 21600" draw:type="rectangle" draw:enhanced-path="M 0 0 L 21600 0 21600 21600 0 21600 0 0 Z N"/>
        </draw:custom-shape>
        <presentation:notes draw:style-name="dp2">
          <draw:frame draw:name="Rectangle 7" presentation:style-name="pr1" draw:text-style-name="P4" draw:layer="layout" svg:width="0.001cm" svg:height="0.001cm" svg:x="0cm" svg:y="0cm" presentation:class="page-number">
            <draw:text-box>
              <text:p text:style-name="P3"><text:span text:style-name="T3"><text:page-number>&lt;Nummer&gt;</text:page-number></text:span></text:p>
            </draw:text-box>
          </draw:frame>
          <draw:custom-shape draw:name="Text Box 1" draw:style-name="gr3" draw:text-style-name="P2" draw:layer="layout" svg:width="9.109cm" svg:height="1.481cm" svg:x="11.884cm" svg:y="28.213cm">
            <text:p text:style-name="P5"><text:span text:style-name="T4"><text:page-number>&lt;Nummer&gt;</text:page-number></text:span></text:p>
            <draw:enhanced-geometry svg:viewBox="0 0 21600 21600" draw:type="rectangle" draw:enhanced-path="M 0 0 L 21600 0 21600 21600 0 21600 0 0 Z N"/>
          </draw:custom-shape>
          <draw:page-thumbnail draw:name="Text Box 2" draw:style-name="gr4" draw:layer="layout" svg:width="14.847cm" svg:height="11.134cm" svg:x="3.074cm" svg:y="2.258cm" draw:page-number="3" presentation:class="page"/>
          <draw:frame draw:name="Text Box 3" presentation:style-name="pr2" draw:text-style-name="P2" draw:layer="layout" svg:width="16.796cm" svg:height="13.36cm" svg:x="2.099cm" svg:y="14.107cm" presentation:class="notes" presentation:user-transformed="true">
            <draw:text-box>
              <text:p/>
            </draw:text-box>
          </draw:frame>
        </presentation:notes>
      </draw:page>
      <draw:page draw:name="page4" draw:style-name="dp1" draw:master-page-name="Standard">
        <draw:custom-shape draw:name="Text Box 1" draw:style-name="gr1" draw:text-style-name="P2" draw:layer="layout" svg:width="25.201cm" svg:height="3.505cm" svg:x="1.398cm" svg:y="0.838cm">
          <text:p text:style-name="P1"><text:span text:style-name="T1">Flexibility</text:span></text:p>
          <draw:enhanced-geometry svg:viewBox="0 0 21600 21600" draw:type="rectangle" draw:enhanced-path="M 0 0 L 21600 0 21600 21600 0 21600 0 0 Z N"/>
        </draw:custom-shape>
        <draw:custom-shape draw:name="Text Box 2" draw:style-name="gr5" draw:text-style-name="P2" draw:layer="layout" svg:width="25.201cm" svg:height="13.859cm" svg:x="1.402cm" svg:y="4.912cm">
          <text:p text:style-name="P6"><text:span text:style-name="T9"/></text:p>
          <text:p text:style-name="P6"><text:span text:style-name="T9"/></text:p>
          <text:p text:style-name="P6"><text:span text:style-name="T9">Talking to non character players should be made more flexible, so that they understand not only the very constrained imperative syntax and simple keywords.</text:span></text:p>
          <text:p text:style-name="P7"><text:span text:style-name="T9">Examples for additional sentences to be interpreted as the well known "</text:span><text:span text:style-name="T8">buy banana</text:span><text:span text:style-name="T9">" phrase are:</text:span></text:p>
          <text:list text:style-name="L5">
            <text:list-item>
              <text:p text:style-name="P8"><text:span text:style-name="T10"><text:s/></text:span><text:span text:style-name="T8">Give me a banana</text:span></text:p>
            </text:list-item>
            <text:list-item>
              <text:p text:style-name="P8"><text:span text:style-name="T10"><text:s/></text:span><text:span text:style-name="T10">Please give me a banana</text:span></text:p>
            </text:list-item>
            <text:list-item>
              <text:p text:style-name="P8"><text:span text:style-name="T10"><text:s/></text:span><text:span text:style-name="T10">I would like to have a banana</text:span></text:p>
            </text:list-item>
            <text:list-item>
              <text:p text:style-name="P8"><text:span text:style-name="T10"><text:s/></text:span><text:span text:style-name="T10">Can you give me a banana, please?</text:span></text:p>
            </text:list-item>
          </text:list>
          <text:p text:style-name="P7"><text:span text:style-name="T9">All this five sentences should be treated as equivalent by the NPC handling code.</text:span></text:p>
          <text:p text:style-name="P8"><text:span text:style-name="T9"/></text:p>
          <text:p text:style-name="P8"><text:span text:style-name="T9"/></text:p>
          <text:p text:style-name="P8"><text:span text:style-name="T9"/></text:p>
          <text:p text:style-name="P6"><text:span text:style-name="T9"/></text:p>
          <text:p text:style-name="P6"><text:span text:style-name="T9"/></text:p>
          <draw:enhanced-geometry svg:viewBox="0 0 21600 21600" draw:type="rectangle" draw:enhanced-path="M 0 0 L 21600 0 21600 21600 0 21600 0 0 Z N"/>
        </draw:custom-shape>
        <presentation:notes draw:style-name="dp2">
          <draw:frame draw:name="Rectangle 7" presentation:style-name="pr1" draw:text-style-name="P4" draw:layer="layout" svg:width="0.001cm" svg:height="0.001cm" svg:x="0cm" svg:y="0cm" presentation:class="page-number">
            <draw:text-box>
              <text:p text:style-name="P3"><text:span text:style-name="T3"><text:page-number>&lt;Nummer&gt;</text:page-number></text:span></text:p>
            </draw:text-box>
          </draw:frame>
          <draw:custom-shape draw:name="Text Box 1" draw:style-name="gr3" draw:text-style-name="P2" draw:layer="layout" svg:width="9.109cm" svg:height="1.481cm" svg:x="11.884cm" svg:y="28.213cm">
            <text:p text:style-name="P5"><text:span text:style-name="T4"><text:page-number>&lt;Nummer&gt;</text:page-number></text:span></text:p>
            <draw:enhanced-geometry svg:viewBox="0 0 21600 21600" draw:type="rectangle" draw:enhanced-path="M 0 0 L 21600 0 21600 21600 0 21600 0 0 Z N"/>
          </draw:custom-shape>
          <draw:page-thumbnail draw:name="Text Box 2" draw:style-name="gr4" draw:layer="layout" svg:width="14.847cm" svg:height="11.134cm" svg:x="3.074cm" svg:y="2.258cm" draw:page-number="4" presentation:class="page"/>
          <draw:frame draw:name="Text Box 3" presentation:style-name="pr2" draw:text-style-name="P2" draw:layer="layout" svg:width="16.796cm" svg:height="13.36cm" svg:x="2.099cm" svg:y="14.107cm" presentation:class="notes" presentation:user-transformed="true">
            <draw:text-box>
              <text:p/>
            </draw:text-box>
          </draw:frame>
        </presentation:notes>
      </draw:page>
      <draw:page draw:name="page5" draw:style-name="dp1" draw:master-page-name="Standard">
        <draw:custom-shape draw:name="Text Box 1" draw:style-name="gr1" draw:text-style-name="P2" draw:layer="layout" svg:width="25.201cm" svg:height="3.505cm" svg:x="1.398cm" svg:y="0.838cm">
          <text:p text:style-name="P1"><text:span text:style-name="T6">Implementation</text:span></text:p>
          <draw:enhanced-geometry svg:viewBox="0 0 21600 21600" draw:type="rectangle" draw:enhanced-path="M 0 0 L 21600 0 21600 21600 0 21600 0 0 Z N"/>
        </draw:custom-shape>
        <draw:custom-shape draw:name="Text Box 2" draw:style-name="gr5" draw:text-style-name="P2" draw:layer="layout" svg:width="25.201cm" svg:height="14.264cm" svg:x="1.402cm" svg:y="4.912cm">
          <text:p text:style-name="P6"><text:span text:style-name="T9"/></text:p>
          <text:p text:style-name="P6"><text:span text:style-name="T9">Sentence parsing in the class </text:span><text:span text:style-name="T8">ConversationParser</text:span><text:span text:style-name="T10"> </text:span><text:span text:style-name="T9">is implemented in this steps:</text:span></text:p>
          <text:list text:style-name="L7">
            <text:list-item>
              <text:p text:style-name="P9"><text:span text:style-name="T9">Determine sentence type from trailing punctuation</text:span></text:p>
            </text:list-item>
            <text:list-item>
              <text:p text:style-name="P9"><text:span text:style-name="T9">Separate text of the sentence into distinct words and sentence parts</text:span></text:p>
            </text:list-item>
            <text:list-item>
              <text:p text:style-name="P9"><text:span text:style-name="T9">Classify word types, normalise words and evaluate number expressions</text:span></text:p>
            </text:list-item>
            <text:list-item>
              <text:p text:style-name="P9"><text:span text:style-name="T9">Evaluate sentence type from word order</text:span></text:p>
            </text:list-item>
            <text:list-item>
              <text:p text:style-name="P9"><text:span text:style-name="T9">Merge words to form a simpler sentence structure:</text:span><text:span text:style-name="T9"><text:line-break/></text:span><text:span text:style-name="T9">a.) repeatedly merge known compound expressions (item, create, NPC and</text:span><text:span text:style-name="T9"><text:line-break/></text:span><text:span text:style-name="T9">player names)</text:span><text:span text:style-name="T9"><text:line-break/></text:span><text:span text:style-name="T9">b.) repeatedly merge three-word expressions (“... of ...”)</text:span><text:span text:style-name="T9"><text:line-break/></text:span><text:span text:style-name="T9">c.) repeatedly merge two-word expressions</text:span></text:p>
            </text:list-item>
            <text:list-item>
              <text:p text:style-name="P9"><text:span text:style-name="T9">Standardise sentence type (see “Flexibility”)</text:span></text:p>
            </text:list-item>
            <text:list-item>
              <text:p text:style-name="P9"><text:span text:style-name="T9">Replace grammatical constructs with simpler ones (see “Flexibility”)</text:span></text:p>
            </text:list-item>
          </text:list>
          <text:p text:style-name="P6"><text:span text:style-name="T9">As result, we get a fully parsed sentence in a </text:span><text:span text:style-name="T8">SentenceImplementation</text:span><text:span text:style-name="T10"> </text:span><text:span text:style-name="T9">object, which consists of a list of </text:span><text:span text:style-name="T8">Expression</text:span><text:span text:style-name="T10"> </text:span><text:span text:style-name="T9">objects. </text:span></text:p>
          <text:p text:style-name="P9"><text:span text:style-name="T9"/></text:p>
          <draw:enhanced-geometry svg:viewBox="0 0 21600 21600" draw:type="rectangle" draw:enhanced-path="M 0 0 L 21600 0 21600 21600 0 21600 0 0 Z N"/>
        </draw:custom-shape>
        <presentation:notes draw:style-name="dp2">
          <draw:frame draw:name="Rectangle 7" presentation:style-name="pr1" draw:text-style-name="P4" draw:layer="layout" svg:width="0.001cm" svg:height="0.001cm" svg:x="0cm" svg:y="0cm" presentation:class="page-number">
            <draw:text-box>
              <text:p text:style-name="P3"><text:span text:style-name="T3"><text:page-number>&lt;Nummer&gt;</text:page-number></text:span></text:p>
            </draw:text-box>
          </draw:frame>
          <draw:custom-shape draw:name="Text Box 1" draw:style-name="gr3" draw:text-style-name="P2" draw:layer="layout" svg:width="9.109cm" svg:height="1.481cm" svg:x="11.884cm" svg:y="28.213cm">
            <text:p text:style-name="P5"><text:span text:style-name="T4"><text:page-number>&lt;Nummer&gt;</text:page-number></text:span></text:p>
            <draw:enhanced-geometry svg:viewBox="0 0 21600 21600" draw:type="rectangle" draw:enhanced-path="M 0 0 L 21600 0 21600 21600 0 21600 0 0 Z N"/>
          </draw:custom-shape>
          <draw:page-thumbnail draw:name="Text Box 2" draw:style-name="gr4" draw:layer="layout" svg:width="14.847cm" svg:height="11.134cm" svg:x="3.074cm" svg:y="2.258cm" draw:page-number="5" presentation:class="page"/>
          <draw:frame draw:name="Text Box 3" presentation:style-name="pr2" draw:text-style-name="P2" draw:layer="layout" svg:width="16.796cm" svg:height="13.36cm" svg:x="2.099cm" svg:y="14.107cm" presentation:class="notes" presentation:user-transformed="true">
            <draw:text-box>
              <text:p/>
            </draw:text-box>
          </draw:frame>
        </presentation:notes>
      </draw:page>
      <draw:page draw:name="page6" draw:style-name="dp1" draw:master-page-name="Standard">
        <draw:custom-shape draw:name="Text Box 1" draw:style-name="gr1" draw:text-style-name="P2" draw:layer="layout" svg:width="25.201cm" svg:height="3.505cm" svg:x="1.398cm" svg:y="0.838cm">
          <text:p text:style-name="P1"><text:span text:style-name="T6">How to use it?</text:span></text:p>
          <draw:enhanced-geometry svg:viewBox="0 0 21600 21600" draw:type="rectangle" draw:enhanced-path="M 0 0 L 21600 0 21600 21600 0 21600 0 0 Z N"/>
        </draw:custom-shape>
        <draw:custom-shape draw:name="Text Box 2" draw:style-name="gr6" draw:text-style-name="P2" draw:layer="layout" svg:width="25.201cm" svg:height="13.859cm" svg:x="1.398cm" svg:y="4.912cm">
          <text:p text:style-name="P10"><text:span text:style-name="T11">please see:</text:span></text:p>
          <text:p text:style-name="P10"><text:span text:style-name="T11"/></text:p>
          <text:p text:style-name="P11"><text:span text:style-name="T12"><text:a xlink:href="http://stendhalgame.org/wiki/How_to_test_NPC_Parser">http</text:a></text:span><text:span text:style-name="T12"><text:a xlink:href="http://stendhalgame.org/wiki/How_to_test_NPC_Parser">://stendhalgame.org/wiki/</text:a></text:span><text:span text:style-name="T12"><text:a xlink:href="http://stendhalgame.org/wiki/How_to_test_NPC_Parser">How_to_test_NPC_Parser</text:a></text:span></text:p>
          <text:p text:style-name="P8"><text:span text:style-name="T11"/></text:p>
          <text:p text:style-name="P8"><text:span text:style-name="T11"/></text:p>
          <text:p text:style-name="P10"><text:span text:style-name="T11"/></text:p>
          <draw:enhanced-geometry svg:viewBox="0 0 21600 21600" draw:type="rectangle" draw:enhanced-path="M 0 0 L 21600 0 21600 21600 0 21600 0 0 Z N"/>
        </draw:custom-shape>
        <presentation:notes draw:style-name="dp2">
          <draw:frame draw:name="Rectangle 7" presentation:style-name="pr1" draw:text-style-name="P4" draw:layer="layout" svg:width="0.001cm" svg:height="0.001cm" svg:x="0cm" svg:y="0cm" presentation:class="page-number">
            <draw:text-box>
              <text:p text:style-name="P3"><text:span text:style-name="T3"><text:page-number>&lt;Nummer&gt;</text:page-number></text:span></text:p>
            </draw:text-box>
          </draw:frame>
          <draw:custom-shape draw:name="Text Box 1" draw:style-name="gr3" draw:text-style-name="P2" draw:layer="layout" svg:width="9.109cm" svg:height="1.481cm" svg:x="11.884cm" svg:y="28.213cm">
            <text:p text:style-name="P5"><text:span text:style-name="T4"><text:page-number>&lt;Nummer&gt;</text:page-number></text:span></text:p>
            <draw:enhanced-geometry svg:viewBox="0 0 21600 21600" draw:type="rectangle" draw:enhanced-path="M 0 0 L 21600 0 21600 21600 0 21600 0 0 Z N"/>
          </draw:custom-shape>
          <draw:page-thumbnail draw:name="Text Box 2" draw:style-name="gr4" draw:layer="layout" svg:width="14.847cm" svg:height="11.134cm" svg:x="3.074cm" svg:y="2.258cm" draw:page-number="6" presentation:class="page"/>
          <draw:frame draw:name="Text Box 3" presentation:style-name="pr2" draw:text-style-name="P2" draw:layer="layout" svg:width="16.796cm" svg:height="13.36cm" svg:x="2.099cm" svg:y="14.107cm" presentation:class="notes" presentation:user-transformed="true">
            <draw:text-box>
              <text:p/>
            </draw:text-box>
          </draw:frame>
        </presentation:notes>
      </draw:page>
      <draw:page draw:name="page7" draw:style-name="dp1" draw:master-page-name="Standard">
        <draw:custom-shape draw:name="Text Box 1" draw:style-name="gr1" draw:text-style-name="P2" draw:layer="layout" svg:width="25.201cm" svg:height="3.505cm" svg:x="1.398cm" svg:y="0.838cm">
          <text:p text:style-name="P1"><text:span text:style-name="T6">FAQ</text:span></text:p>
          <draw:enhanced-geometry svg:viewBox="0 0 21600 21600" draw:type="rectangle" draw:enhanced-path="M 0 0 L 21600 0 21600 21600 0 21600 0 0 Z N"/>
        </draw:custom-shape>
        <draw:custom-shape draw:name="Text Box 2" draw:style-name="gr7" draw:text-style-name="P2" draw:layer="layout" svg:width="25.201cm" svg:height="16.086cm" svg:x="1.398cm" svg:y="3.726cm">
          <text:p text:style-name="P12"><text:span text:style-name="T13">Q: </text:span><text:span text:style-name="T14">If some one makes a new shop selling items which aren't already sold,</text:span><text:span text:style-name="T14"><text:line-break/></text:span><text:span text:style-name="T14">or a quest with new items, do we have any guarantee it will work?</text:span><text:span text:style-name="T14"><text:line-break/></text:span><text:span text:style-name="T14">Or do we now have to add shop inventories to the word list too?</text:span><text:span text:style-name="T14"><text:line-break/></text:span><text:span text:style-name="T14">Are there any rules for whether we'll have to add words or not?</text:span></text:p>
          <text:p text:style-name="P12"><text:span text:style-name="T13">A: </text:span><text:span text:style-name="T14">It will work in most cases without any additional intervention,</text:span><text:span text:style-name="T14"><text:line-break/></text:span><text:span text:style-name="T14">but it is better to add the new vocabulary to be sure the words</text:span><text:span text:style-name="T14"><text:line-break/></text:span><text:span text:style-name="T14">are assigned correct types. It works this way:</text:span><text:span text:style-name="T14"><text:line-break/></text:span><text:span text:style-name="T14">At program start the item and creature lists are read from xml.</text:span><text:span text:style-name="T14"><text:line-break/></text:span><text:span text:style-name="T14">At the same time names are registered in the word list, if not already</text:span><text:span text:style-name="T14"><text:line-break/></text:span><text:span text:style-name="T14">present. They are treated as objects and creatures are treated as subjects.</text:span><text:span text:style-name="T14"><text:line-break/></text:span><text:span text:style-name="T14">I included all words, which are present in item and creature names to the word list. If you add a new entity, its name will be recognised as new and automatically assigned a appropriate type with an appended “-DYN” postfix. You can find out about any new word entries by using the </text:span><text:span text:style-name="T14"><text:a xlink:href="http://stendhalgame.org/wiki/How_to_test_NPC_Parser">“NPC parser Test Environment” dialog</text:a></text:span><text:span text:style-name="T14">. This displays the number of known word entries. At start up there are only those of the predefined word list. By clicking on two buttons “load entities” and “load world” the additional automatic definitions, that take place on server initialisation, are made. By using “write WL”, you can write the whole word list into the source code file “words.txt”, in order to update and edit the entries. To be sure of best parser functionality, you should add all new words to the word list file, assign the correct word type and may be add a plural definition. </text:span></text:p>
          <text:p text:style-name="P12"><text:span text:style-name="T14"/></text:p>
          <draw:enhanced-geometry svg:viewBox="0 0 21600 21600" draw:type="rectangle" draw:enhanced-path="M 0 0 L 21600 0 21600 21600 0 21600 0 0 Z N"/>
        </draw:custom-shape>
        <presentation:notes draw:style-name="dp2">
          <draw:frame draw:name="Rectangle 7" presentation:style-name="pr1" draw:text-style-name="P4" draw:layer="layout" svg:width="0.001cm" svg:height="0.001cm" svg:x="0cm" svg:y="0cm" presentation:class="page-number">
            <draw:text-box>
              <text:p text:style-name="P3"><text:span text:style-name="T3"><text:page-number>&lt;Nummer&gt;</text:page-number></text:span></text:p>
            </draw:text-box>
          </draw:frame>
          <draw:custom-shape draw:name="Text Box 1" draw:style-name="gr3" draw:text-style-name="P2" draw:layer="layout" svg:width="9.109cm" svg:height="1.481cm" svg:x="11.884cm" svg:y="28.213cm">
            <text:p text:style-name="P5"><text:span text:style-name="T4"><text:page-number>&lt;Nummer&gt;</text:page-number></text:span></text:p>
            <draw:enhanced-geometry svg:viewBox="0 0 21600 21600" draw:type="rectangle" draw:enhanced-path="M 0 0 L 21600 0 21600 21600 0 21600 0 0 Z N"/>
          </draw:custom-shape>
          <draw:page-thumbnail draw:name="Text Box 2" draw:style-name="gr4" draw:layer="layout" svg:width="14.847cm" svg:height="11.134cm" svg:x="3.074cm" svg:y="2.258cm" draw:page-number="7" presentation:class="page"/>
          <draw:frame draw:name="Text Box 3" presentation:style-name="pr2" draw:text-style-name="P2" draw:layer="layout" svg:width="16.796cm" svg:height="13.36cm" svg:x="2.099cm" svg:y="14.107cm" presentation:class="notes" presentation:user-transformed="true">
            <draw:text-box>
              <text:p/>
            </draw:text-box>
          </draw:frame>
        </presentation:notes>
      </draw:page>
      <draw:page draw:name="page8" draw:style-name="dp1" draw:master-page-name="Standard">
        <draw:custom-shape draw:name="Text Box 1" draw:style-name="gr1" draw:text-style-name="P2" draw:layer="layout" svg:width="25.201cm" svg:height="3.505cm" svg:x="1.398cm" svg:y="0.838cm">
          <text:p text:style-name="P1"><text:span text:style-name="T6">FAQ</text:span></text:p>
          <draw:enhanced-geometry svg:viewBox="0 0 21600 21600" draw:type="rectangle" draw:enhanced-path="M 0 0 L 21600 0 21600 21600 0 21600 0 0 Z N"/>
        </draw:custom-shape>
        <draw:custom-shape draw:name="Text Box 2" draw:style-name="gr7" draw:text-style-name="P2" draw:layer="layout" svg:width="25.201cm" svg:height="13.206cm" svg:x="1.398cm" svg:y="4.912cm">
          <text:p text:style-name="P12"><text:span text:style-name="T15">Q: </text:span><text:span text:style-name="T16">So we do not take care when creating new items or creatures?</text:span><text:span text:style-name="T16"><text:line-break/></text:span><text:span text:style-name="T16">it is handled automatically</text:span></text:p>
          <text:p text:style-name="P13"><text:span text:style-name="T17">A: </text:span><text:span text:style-name="T12">Normally it's no </text:span><text:span text:style-name="T14">problem</text:span><text:span text:style-name="T12">. Only for some ambiguous words the code has to be extended to handle them correctly.</text:span></text:p>
          <text:p text:style-name="P12"><text:span text:style-name="T18"/></text:p>
          <draw:enhanced-geometry svg:viewBox="0 0 21600 21600" draw:type="rectangle" draw:enhanced-path="M 0 0 L 21600 0 21600 21600 0 21600 0 0 Z N"/>
        </draw:custom-shape>
        <presentation:notes draw:style-name="dp2">
          <draw:frame draw:name="Rectangle 7" presentation:style-name="pr1" draw:text-style-name="P4" draw:layer="layout" svg:width="0.001cm" svg:height="0.001cm" svg:x="0cm" svg:y="0cm" presentation:class="page-number">
            <draw:text-box>
              <text:p text:style-name="P3"><text:span text:style-name="T3"><text:page-number>&lt;Nummer&gt;</text:page-number></text:span></text:p>
            </draw:text-box>
          </draw:frame>
          <draw:custom-shape draw:name="Text Box 1" draw:style-name="gr3" draw:text-style-name="P2" draw:layer="layout" svg:width="9.109cm" svg:height="1.481cm" svg:x="11.884cm" svg:y="28.213cm">
            <text:p text:style-name="P5"><text:span text:style-name="T4"><text:page-number>&lt;Nummer&gt;</text:page-number></text:span></text:p>
            <draw:enhanced-geometry svg:viewBox="0 0 21600 21600" draw:type="rectangle" draw:enhanced-path="M 0 0 L 21600 0 21600 21600 0 21600 0 0 Z N"/>
          </draw:custom-shape>
          <draw:page-thumbnail draw:name="Text Box 2" draw:style-name="gr4" draw:layer="layout" svg:width="14.847cm" svg:height="11.134cm" svg:x="3.074cm" svg:y="2.258cm" draw:page-number="8" presentation:class="page"/>
          <draw:frame draw:name="Text Box 3" presentation:style-name="pr2" draw:text-style-name="P2" draw:layer="layout" svg:width="16.796cm" svg:height="13.36cm" svg:x="2.099cm" svg:y="14.107cm" presentation:class="notes" presentation:user-transformed="true">
            <draw:text-box>
              <text:p/>
            </draw:text-box>
          </draw:frame>
        </presentation:notes>
      </draw:page>
      <draw:page draw:name="page9" draw:style-name="dp1" draw:master-page-name="Standard">
        <draw:custom-shape draw:name="Text Box 1" draw:style-name="gr1" draw:text-style-name="P2" draw:layer="layout" svg:width="25.201cm" svg:height="3.505cm" svg:x="1.398cm" svg:y="0.838cm">
          <text:p text:style-name="P1"><text:span text:style-name="T6">Perspective</text:span></text:p>
          <draw:enhanced-geometry svg:viewBox="0 0 21600 21600" draw:type="rectangle" draw:enhanced-path="M 0 0 L 21600 0 21600 21600 0 21600 0 0 Z N"/>
        </draw:custom-shape>
        <draw:custom-shape draw:name="Text Box 2" draw:style-name="gr5" draw:text-style-name="P2" draw:layer="layout" svg:width="25.201cm" svg:height="13.969cm" svg:x="1.402cm" svg:y="4.573cm">
          <text:p text:style-name="P7"><text:span text:style-name="T19">Currently there are already the ConversationParser and Sentence classes, which parse the user input and translate it into a simple grammatical representation of the sentence (verb/amount/object/preposition/object2).</text:span></text:p>
          <text:p text:style-name="P7"><text:span text:style-name="T19">In order to achieve the flexible conversation, this should be extended to understand more complex sentences including subjects, verbs consisting of more than one word and may be even questions. </text:span><text:span text:style-name="T20">-&gt; mostly done</text:span></text:p>
          <text:p text:style-name="P7"><text:span text:style-name="T19">Then the FSM engine should be extended to evaluate this grammatical constructs, stored in class Sentence, instead of only looking at the verb at the beginning of the sentence. Quest writers should be able to configure the grammatical aliases by simple rules like:</text:span></text:p>
          <text:list text:style-name="L5">
            <text:list-item>
              <text:p text:style-name="P8"><text:span text:style-name="T20"><text:s/></text:span><text:span text:style-name="T21">buy OBJECT</text:span></text:p>
            </text:list-item>
            <text:list-item>
              <text:p text:style-name="P8"><text:span text:style-name="T21"><text:s/></text:span><text:span text:style-name="T21">give ME OBJECT</text:span></text:p>
            </text:list-item>
            <text:list-item>
              <text:p text:style-name="P8"><text:span text:style-name="T21"><text:s/></text:span><text:span text:style-name="T21">would like to have OBJECT</text:span></text:p>
            </text:list-item>
            <text:list-item>
              <text:p text:style-name="P8"><text:span text:style-name="T21"><text:s/></text:span><text:span text:style-name="T21">can YOU give ME OBJECT?</text:span></text:p>
            </text:list-item>
          </text:list>
          <text:p text:style-name="P7"><text:span text:style-name="T19">Filling words like "please" should be silently ignored, common words like "could" should be replaced by their normal form like "can”.</text:span></text:p>
          <draw:enhanced-geometry svg:viewBox="0 0 21600 21600" draw:type="rectangle" draw:enhanced-path="M 0 0 L 21600 0 21600 21600 0 21600 0 0 Z N"/>
        </draw:custom-shape>
        <presentation:notes draw:style-name="dp2">
          <draw:frame draw:name="Rectangle 7" presentation:style-name="pr1" draw:text-style-name="P4" draw:layer="layout" svg:width="0.001cm" svg:height="0.001cm" svg:x="0cm" svg:y="0cm" presentation:class="page-number">
            <draw:text-box>
              <text:p text:style-name="P3"><text:span text:style-name="T3"><text:page-number>&lt;Nummer&gt;</text:page-number></text:span></text:p>
            </draw:text-box>
          </draw:frame>
          <draw:custom-shape draw:name="Text Box 1" draw:style-name="gr3" draw:text-style-name="P2" draw:layer="layout" svg:width="9.109cm" svg:height="1.481cm" svg:x="11.884cm" svg:y="28.213cm">
            <text:p text:style-name="P5"><text:span text:style-name="T4"><text:page-number>&lt;Nummer&gt;</text:page-number></text:span></text:p>
            <draw:enhanced-geometry svg:viewBox="0 0 21600 21600" draw:type="rectangle" draw:enhanced-path="M 0 0 L 21600 0 21600 21600 0 21600 0 0 Z N"/>
          </draw:custom-shape>
          <draw:page-thumbnail draw:name="Text Box 2" draw:style-name="gr4" draw:layer="layout" svg:width="14.847cm" svg:height="11.134cm" svg:x="3.074cm" svg:y="2.258cm" draw:page-number="9" presentation:class="page"/>
          <draw:frame draw:name="Text Box 3" presentation:style-name="pr2" draw:text-style-name="P2" draw:layer="layout" svg:width="16.796cm" svg:height="13.36cm" svg:x="2.099cm" svg:y="14.107cm" presentation:class="notes" presentation:user-transformed="true">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hanging"/>
      <style:text-properties fo:color="#000000" style:text-outline="false" style:text-line-through-style="none" fo:font-family="Calibri" fo:font-size="35pt" fo:language="en" fo:country="GB" fo:font-style="normal" fo:text-shadow="none" style:text-underline-style="none" fo:font-weight="normal" style:letter-kerning="true" style:font-family-asian="SimSun" style:font-family-generic-asian="system" style:font-pitch-asian="variable" style:font-size-asian="35pt" style:language-asian="en" style:country-asian="GB" style:font-style-asian="normal" style:font-weight-asian="normal" style:font-family-complex="'Lucida Sans'" style:font-family-generic-complex="system" style:font-pitch-complex="variable" style:font-size-complex="35pt" style:language-complex="en" style:country-complex="GB"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cm" fo:margin-bottom="0.4cm" fo:line-height="93%" fo:text-align="start" style:punctuation-wrap="hanging"/>
      <style:text-properties fo:color="#000000" style:text-line-through-style="none" fo:font-family="Calibri" fo:font-size="26pt" fo:font-style="normal" style:text-underline-style="none" fo:font-weight="normal" style:font-size-asian="26pt" style:font-style-asian="normal" style:font-weight-asian="normal" style:font-size-complex="26pt" style:font-style-complex="normal" style:font-weight-complex="normal" fo:hyphenate="false"/>
    </style:style>
    <style:style style:name="Standard-outline3" style:family="presentation" style:parent-style-name="Standard-outline2">
      <style:paragraph-properties fo:margin-top="0cm" fo:margin-bottom="0.3cm" fo:line-height="93%" fo:text-align="start" style:punctuation-wrap="hanging"/>
      <style:text-properties fo:color="#000000" style:text-line-through-style="none" fo:font-family="Calibri" fo:font-size="22pt" fo:font-style="normal" style:text-underline-style="none" fo:font-weight="normal" style:font-size-asian="22pt" style:font-style-asian="normal" style:font-weight-asian="normal" style:font-size-complex="22pt" style:font-style-complex="normal" style:font-weight-complex="normal" fo:hyphenate="false"/>
    </style:style>
    <style:style style:name="Standard-outline4" style:family="presentation" style:parent-style-name="Standard-outline3">
      <style:paragraph-properties fo:margin-top="0cm" fo:margin-bottom="0.2cm" fo:line-height="93%" fo:text-align="start" style:punctuation-wrap="hanging"/>
      <style:text-properties fo:color="#000000" style:text-line-through-style="none" fo:font-family="Calibri" fo:font-size="22pt" fo:font-style="normal" style:text-underline-style="none" fo:font-weight="normal" style:font-size-asian="22pt" style:font-style-asian="normal" style:font-weight-asian="normal" style:font-size-complex="22pt" style:font-style-complex="normal" style:font-weight-complex="normal" fo:hyphenate="false"/>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fo:font-size="24pt" fo:language="en" fo:country="GB" fo:font-style="normal" fo:text-shadow="none" style:text-underline-style="none" fo:font-weight="normal" style:letter-kerning="true" style:font-family-asian="SimSun" style:font-family-generic-asian="system" style:font-pitch-asian="variable" style:font-size-asian="24pt" style:language-asian="en" style:country-asian="GB" style:font-style-asian="normal" style:font-weight-asian="normal" style:font-family-complex="'Lucida Sans'" style:font-family-generic-complex="system" style:font-pitch-complex="variable" style:font-size-complex="24pt" style:language-complex="en" style:country-complex="GB"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20.999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textarea-vertical-align="top" draw:auto-grow-height="false" fo:min-height="13.859cm" fo:padding-top="0.254cm" fo:padding-bottom="0.127cm" fo:padding-left="0.254cm" fo:padding-right="0.254cm" fo:wrap-option="wrap"/>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93%" fo:text-align="start" fo:text-indent="0cm" style:punctuation-wrap="hanging"/>
      <style:text-properties fo:font-size="14pt" style:font-size-asian="14pt" style:font-size-complex="14pt" fo:hyphenate="false"/>
    </style:style>
    <style:style style:name="MP4" style:family="paragraph">
      <style:paragraph-properties style:font-independent-line-spacing="true"/>
      <style:text-properties fo:font-size="18pt" style:font-size-asian="14pt" style:font-size-complex="14pt"/>
    </style:style>
    <style:style style:name="MP5" style:family="paragraph">
      <style:paragraph-properties fo:text-align="center" style:font-independent-line-spacing="true"/>
      <style:text-properties fo:font-size="18pt" style:font-size-asian="14pt" style:font-size-complex="14pt"/>
    </style:style>
    <style:style style:name="MP6" style:family="paragraph">
      <style:paragraph-properties fo:text-align="end" style:font-independent-line-spacing="true"/>
      <style:text-properties fo:font-size="18pt" style:font-size-asian="14pt" style:font-size-complex="14pt"/>
    </style:style>
    <style:style style:name="MT1" style:family="text">
      <style:text-properties fo:color="#000000" style:text-line-through-style="none" fo:font-family="Calibri" fo:font-size="20pt"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Times New Roman'" style:font-family-generic="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mer&gt;</text:page-number></text:p>
        </draw:text-box>
      </draw:frame>
    </style:handout-master>
    <style:master-page style:name="Standard" style:page-layout-name="PM1" draw:style-name="Mdp1">
      <draw:frame draw:name="Datumsplatzhalter 1" presentation:style-name="Mpr1" draw:text-style-name="MP4" draw:layer="backgroundobjects" svg:width="6.533cm" svg:height="1.117cm" svg:x="1.4cm" svg:y="19.463cm" presentation:class="date-time" presentation:user-transformed="true">
        <draw:text-box>
          <text:p text:style-name="MP3"><text:span text:style-name="MT1"><text:date style:data-style-name="D1" text:date-value="2010-12-31">31.12.10</text:date></text:span></text:p>
        </draw:text-box>
      </draw:frame>
      <draw:frame draw:name="Fußzeilenplatzhalter 2" presentation:style-name="Mpr1" draw:text-style-name="MP5" draw:layer="backgroundobjects" svg:width="8.866cm" svg:height="1.117cm" svg:x="9.567cm" svg:y="19.463cm" presentation:class="footer" presentation:user-transformed="true">
        <draw:text-box>
          <text:p/>
        </draw:text-box>
      </draw:frame>
      <draw:frame draw:name="Foliennummernplatzhalter 3" presentation:style-name="Mpr1" draw:text-style-name="MP6" draw:layer="backgroundobjects" svg:width="6.533cm" svg:height="1.117cm" svg:x="20.068cm" svg:y="19.463cm" presentation:class="page-number" presentation:user-transformed="true">
        <draw:text-box>
          <text:p text:style-name="MP3"><text:span text:style-name="MT1"><text:page-number>&lt;Nummer&gt;</text:page-number></text:span></text:p>
        </draw:text-box>
      </draw:frame>
      <draw:frame presentation:style-name="Standard-title" draw:layer="backgroundobjects" svg:width="25.2cm" svg:height="3.505cm" svg:x="1.4cm" svg:y="0.837cm" presentation:class="title" presentation:placeholder="true">
        <draw:text-box/>
      </draw:frame>
      <draw:frame presentation:style-name="Standard-outline1" draw:layer="backgroundobjects" svg:width="25.2cm" svg:height="13.858cm" svg:x="1.4cm" svg:y="4.913cm" presentation:class="outline" presentation:placeholder="true">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m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document-statistic meta:object-count="75"/>
    <meta:generator>OpenOffice.org/3.2$Unix OpenOffice.org_project/320m18$Build-9502</meta:generator>
  </office:meta>
</office:document-meta>
</file>